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8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0" calcext:value-type="date">
            <text:p>2025-10-20</text:p>
          </table:table-cell>
          <table:table-cell office:value-type="float" office:value="49185.5" calcext:value-type="float">
            <text:p>49185.50</text:p>
          </table:table-cell>
          <table:table-cell office:value-type="float" office:value="3248.45" calcext:value-type="float">
            <text:p>3248.45</text:p>
          </table:table-cell>
          <table:table-cell office:value-type="float" office:value="40913.31" calcext:value-type="float">
            <text:p>40913.3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1" calcext:value-type="date">
            <text:p>2025-10-21</text:p>
          </table:table-cell>
          <table:table-cell office:value-type="float" office:value="49316.06" calcext:value-type="float">
            <text:p>49316.06</text:p>
          </table:table-cell>
          <table:table-cell office:value-type="float" office:value="3249.5" calcext:value-type="float">
            <text:p>3249.50</text:p>
          </table:table-cell>
          <table:table-cell office:value-type="float" office:value="40998.83" calcext:value-type="float">
            <text:p>40998.8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2" calcext:value-type="date">
            <text:p>2025-10-22</text:p>
          </table:table-cell>
          <table:table-cell office:value-type="float" office:value="49307.79" calcext:value-type="float">
            <text:p>49307.79</text:p>
          </table:table-cell>
          <table:table-cell office:value-type="float" office:value="3266.43" calcext:value-type="float">
            <text:p>3266.43</text:p>
          </table:table-cell>
          <table:table-cell office:value-type="float" office:value="41291.61" calcext:value-type="float">
            <text:p>41291.6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3" calcext:value-type="date">
            <text:p>2025-10-23</text:p>
          </table:table-cell>
          <table:table-cell table:style-name="Default" office:value-type="float" office:value="48641.61" calcext:value-type="float">
            <text:p>48641.61</text:p>
          </table:table-cell>
          <table:table-cell office:value-type="float" office:value="3253.78" calcext:value-type="float">
            <text:p>3253.78</text:p>
          </table:table-cell>
          <table:table-cell office:value-type="float" office:value="41220.16" calcext:value-type="float">
            <text:p>41220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4" calcext:value-type="date">
            <text:p>2025-10-24</text:p>
          </table:table-cell>
          <table:table-cell office:value-type="float" office:value="49299.65" calcext:value-type="float">
            <text:p>49299.65</text:p>
          </table:table-cell>
          <table:table-cell office:value-type="float" office:value="3269.45" calcext:value-type="float">
            <text:p>3269.45</text:p>
          </table:table-cell>
          <table:table-cell office:value-type="float" office:value="41405.64" calcext:value-type="float">
            <text:p>41405.6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7" calcext:value-type="date">
            <text:p>2025-10-27</text:p>
          </table:table-cell>
          <table:table-cell office:value-type="float" office:value="50512.32" calcext:value-type="float">
            <text:p>50512.32</text:p>
          </table:table-cell>
          <table:table-cell office:value-type="float" office:value="3325.05" calcext:value-type="float">
            <text:p>3325.05</text:p>
          </table:table-cell>
          <table:table-cell office:value-type="float" office:value="41964.44" calcext:value-type="float">
            <text:p>41964.4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8" calcext:value-type="date">
            <text:p>2025-10-28</text:p>
          </table:table-cell>
          <table:table-cell office:value-type="float" office:value="50219.18" calcext:value-type="float">
            <text:p>50219.18</text:p>
          </table:table-cell>
          <table:table-cell office:value-type="float" office:value="3285.87" calcext:value-type="float">
            <text:p>3285.87</text:p>
          </table:table-cell>
          <table:table-cell office:value-type="float" office:value="41340" calcext:value-type="float">
            <text:p>41340.0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9" calcext:value-type="date">
            <text:p>2025-10-29</text:p>
          </table:table-cell>
          <table:table-cell office:value-type="float" office:value="51307.65" calcext:value-type="float">
            <text:p>51307.65</text:p>
          </table:table-cell>
          <table:table-cell office:value-type="float" office:value="3278.24" calcext:value-type="float">
            <text:p>3278.24</text:p>
          </table:table-cell>
          <table:table-cell office:value-type="float" office:value="41053.65" calcext:value-type="float">
            <text:p>41053.6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30" calcext:value-type="date">
            <text:p>2025-10-30</text:p>
          </table:table-cell>
          <table:table-cell office:value-type="float" office:value="51325.61" calcext:value-type="float">
            <text:p>51325.61</text:p>
          </table:table-cell>
          <table:table-cell office:value-type="float" office:value="3300.79" calcext:value-type="float">
            <text:p>3300.79</text:p>
          </table:table-cell>
          <table:table-cell office:value-type="float" office:value="41405.74" calcext:value-type="float">
            <text:p>41405.7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31" calcext:value-type="date">
            <text:p>2025-10-31</text:p>
          </table:table-cell>
          <table:table-cell office:value-type="float" office:value="52411.34" calcext:value-type="float">
            <text:p>52411.34</text:p>
          </table:table-cell>
          <table:table-cell office:value-type="float" office:value="3331.83" calcext:value-type="float">
            <text:p>3331.83</text:p>
          </table:table-cell>
          <table:table-cell office:value-type="float" office:value="41729.99" calcext:value-type="float">
            <text:p>41729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04" calcext:value-type="date">
            <text:p>2025-11-04</text:p>
          </table:table-cell>
          <table:table-cell office:value-type="float" office:value="51497.2" calcext:value-type="float">
            <text:p>51497.20</text:p>
          </table:table-cell>
          <table:table-cell office:value-type="float" office:value="3310.14" calcext:value-type="float">
            <text:p>3310.14</text:p>
          </table:table-cell>
          <table:table-cell office:value-type="float" office:value="41680" calcext:value-type="float">
            <text:p>41680.0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05" calcext:value-type="date">
            <text:p>2025-11-05</text:p>
          </table:table-cell>
          <table:table-cell office:value-type="float" office:value="50212.27" calcext:value-type="float">
            <text:p>50212.27</text:p>
          </table:table-cell>
          <table:table-cell office:value-type="float" office:value="3268.29" calcext:value-type="float">
            <text:p>3268.29</text:p>
          </table:table-cell>
          <table:table-cell office:value-type="float" office:value="41265.36" calcext:value-type="float">
            <text:p>41265.3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06" calcext:value-type="date">
            <text:p>2025-11-06</text:p>
          </table:table-cell>
          <table:table-cell office:value-type="float" office:value="50883.68" calcext:value-type="float">
            <text:p>50883.68</text:p>
          </table:table-cell>
          <table:table-cell office:value-type="float" office:value="3313.45" calcext:value-type="float">
            <text:p>3313.45</text:p>
          </table:table-cell>
          <table:table-cell office:value-type="float" office:value="41583.95" calcext:value-type="float">
            <text:p>41583.9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07" calcext:value-type="date">
            <text:p>2025-11-07</text:p>
          </table:table-cell>
          <table:table-cell office:value-type="float" office:value="50276.37" calcext:value-type="float">
            <text:p>50276.37</text:p>
          </table:table-cell>
          <table:table-cell office:value-type="float" office:value="3298.85" calcext:value-type="float">
            <text:p>3298.85</text:p>
          </table:table-cell>
          <table:table-cell office:value-type="float" office:value="41488.92" calcext:value-type="float">
            <text:p>41488.9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0" calcext:value-type="date">
            <text:p>2025-11-10</text:p>
          </table:table-cell>
          <table:table-cell office:value-type="float" office:value="50911.76" calcext:value-type="float">
            <text:p>50911.76</text:p>
          </table:table-cell>
          <table:table-cell office:value-type="float" office:value="3317.42" calcext:value-type="float">
            <text:p>3317.42</text:p>
          </table:table-cell>
          <table:table-cell office:value-type="float" office:value="41849.96" calcext:value-type="float">
            <text:p>41849.9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1" calcext:value-type="date">
            <text:p>2025-11-11</text:p>
          </table:table-cell>
          <table:table-cell office:value-type="float" office:value="50842.93" calcext:value-type="float">
            <text:p>50842.93</text:p>
          </table:table-cell>
          <table:table-cell office:value-type="float" office:value="3321.58" calcext:value-type="float">
            <text:p>3321.58</text:p>
          </table:table-cell>
          <table:table-cell office:value-type="float" office:value="41741.02" calcext:value-type="float">
            <text:p>41741.0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2" calcext:value-type="date">
            <text:p>2025-11-12</text:p>
          </table:table-cell>
          <table:table-cell office:value-type="float" office:value="51063.31" calcext:value-type="float">
            <text:p>51063.31</text:p>
          </table:table-cell>
          <table:table-cell office:value-type="float" office:value="3359.33" calcext:value-type="float">
            <text:p>3359.33</text:p>
          </table:table-cell>
          <table:table-cell office:value-type="float" office:value="42140.99" calcext:value-type="float">
            <text:p>42140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3" calcext:value-type="date">
            <text:p>2025-11-13</text:p>
          </table:table-cell>
          <table:table-cell office:value-type="float" office:value="51281.83" calcext:value-type="float">
            <text:p>51281.83</text:p>
          </table:table-cell>
          <table:table-cell office:value-type="float" office:value="3381.72" calcext:value-type="float">
            <text:p>3381.72</text:p>
          </table:table-cell>
          <table:table-cell office:value-type="float" office:value="42526.35" calcext:value-type="float">
            <text:p>42526.3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4" calcext:value-type="date">
            <text:p>2025-11-14</text:p>
          </table:table-cell>
          <table:table-cell office:value-type="float" office:value="50376.53" calcext:value-type="float">
            <text:p>50376.53</text:p>
          </table:table-cell>
          <table:table-cell office:value-type="float" office:value="3359.81" calcext:value-type="float">
            <text:p>3359.81</text:p>
          </table:table-cell>
          <table:table-cell office:value-type="float" office:value="42469.77" calcext:value-type="float">
            <text:p>42469.7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7" calcext:value-type="date">
            <text:p>2025-11-17</text:p>
          </table:table-cell>
          <table:table-cell office:value-type="float" office:value="50323.91" calcext:value-type="float">
            <text:p>50323.91</text:p>
          </table:table-cell>
          <table:table-cell office:value-type="float" office:value="3347.53" calcext:value-type="float">
            <text:p>3347.53</text:p>
          </table:table-cell>
          <table:table-cell office:value-type="float" office:value="42323.87" calcext:value-type="float">
            <text:p>42323.8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8" calcext:value-type="date">
            <text:p>2025-11-18</text:p>
          </table:table-cell>
          <table:table-cell office:value-type="float" office:value="48702.98" calcext:value-type="float">
            <text:p>48702.98</text:p>
          </table:table-cell>
          <table:table-cell office:value-type="float" office:value="3251.1" calcext:value-type="float">
            <text:p>3251.10</text:p>
          </table:table-cell>
          <table:table-cell office:value-type="float" office:value="41267.14" calcext:value-type="float">
            <text:p>41267.1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9" calcext:value-type="date">
            <text:p>2025-11-19</text:p>
          </table:table-cell>
          <table:table-cell office:value-type="float" office:value="48537.7" calcext:value-type="float">
            <text:p>48537.70</text:p>
          </table:table-cell>
          <table:table-cell office:value-type="float" office:value="3245.58" calcext:value-type="float">
            <text:p>3245.58</text:p>
          </table:table-cell>
          <table:table-cell office:value-type="float" office:value="41252.24" calcext:value-type="float">
            <text:p>41252.2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0" calcext:value-type="date">
            <text:p>2025-11-20</text:p>
          </table:table-cell>
          <table:table-cell office:value-type="float" office:value="49823.94" calcext:value-type="float">
            <text:p>49823.94</text:p>
          </table:table-cell>
          <table:table-cell office:value-type="float" office:value="3299.57" calcext:value-type="float">
            <text:p>3299.57</text:p>
          </table:table-cell>
          <table:table-cell office:value-type="float" office:value="41803.35" calcext:value-type="float">
            <text:p>41803.3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1" calcext:value-type="date">
            <text:p>2025-11-21</text:p>
          </table:table-cell>
          <table:table-cell office:value-type="float" office:value="48625.88" calcext:value-type="float">
            <text:p>48625.88</text:p>
          </table:table-cell>
          <table:table-cell office:value-type="float" office:value="3297.73" calcext:value-type="float">
            <text:p>3297.73</text:p>
          </table:table-cell>
          <table:table-cell office:value-type="float" office:value="41959.46" calcext:value-type="float">
            <text:p>41959.4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5" calcext:value-type="date">
            <text:p>2025-11-25</text:p>
          </table:table-cell>
          <table:table-cell office:value-type="float" office:value="48659.52" calcext:value-type="float">
            <text:p>48659.52</text:p>
          </table:table-cell>
          <table:table-cell office:value-type="float" office:value="3290.89" calcext:value-type="float">
            <text:p>3290.89</text:p>
          </table:table-cell>
          <table:table-cell office:value-type="float" office:value="41980.9" calcext:value-type="float">
            <text:p>41980.9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6" calcext:value-type="date">
            <text:p>2025-11-26</text:p>
          </table:table-cell>
          <table:table-cell office:value-type="float" office:value="49559.07" calcext:value-type="float">
            <text:p>49559.07</text:p>
          </table:table-cell>
          <table:table-cell office:value-type="float" office:value="3355.5" calcext:value-type="float">
            <text:p>3355.50</text:p>
          </table:table-cell>
          <table:table-cell office:value-type="float" office:value="42708.3" calcext:value-type="float">
            <text:p>42708.3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7" calcext:value-type="date">
            <text:p>2025-11-27</text:p>
          </table:table-cell>
          <table:table-cell office:value-type="float" office:value="50167.1" calcext:value-type="float">
            <text:p>50167.10</text:p>
          </table:table-cell>
          <table:table-cell office:value-type="float" office:value="3368.57" calcext:value-type="float">
            <text:p>3368.57</text:p>
          </table:table-cell>
          <table:table-cell office:value-type="float" office:value="42868.07" calcext:value-type="float">
            <text:p>42868.0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8" calcext:value-type="date">
            <text:p>2025-11-28</text:p>
          </table:table-cell>
          <table:table-cell office:value-type="float" office:value="50253.91" calcext:value-type="float">
            <text:p>50253.91</text:p>
          </table:table-cell>
          <table:table-cell office:value-type="float" office:value="3378.44" calcext:value-type="float">
            <text:p>3378.44</text:p>
          </table:table-cell>
          <table:table-cell office:value-type="float" office:value="42988.5" calcext:value-type="float">
            <text:p>42988.5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1" calcext:value-type="date">
            <text:p>2025-12-01</text:p>
          </table:table-cell>
          <table:table-cell office:value-type="float" office:value="49303.28" calcext:value-type="float">
            <text:p>49303.28</text:p>
          </table:table-cell>
          <table:table-cell office:value-type="float" office:value="3338.33" calcext:value-type="float">
            <text:p>3338.33</text:p>
          </table:table-cell>
          <table:table-cell office:value-type="float" office:value="42477.32" calcext:value-type="float">
            <text:p>42477.3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2" calcext:value-type="date">
            <text:p>2025-12-02</text:p>
          </table:table-cell>
          <table:table-cell office:value-type="float" office:value="49303.45" calcext:value-type="float">
            <text:p>49303.45</text:p>
          </table:table-cell>
          <table:table-cell office:value-type="float" office:value="3341.06" calcext:value-type="float">
            <text:p>3341.06</text:p>
          </table:table-cell>
          <table:table-cell office:value-type="float" office:value="42483.78" calcext:value-type="float">
            <text:p>42483.7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3" calcext:value-type="date">
            <text:p>2025-12-03</text:p>
          </table:table-cell>
          <table:table-cell office:value-type="float" office:value="49864.68" calcext:value-type="float">
            <text:p>49864.68</text:p>
          </table:table-cell>
          <table:table-cell office:value-type="float" office:value="3334.32" calcext:value-type="float">
            <text:p>3334.32</text:p>
          </table:table-cell>
          <table:table-cell office:value-type="float" office:value="42422.24" calcext:value-type="float">
            <text:p>42422.2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4" calcext:value-type="date">
            <text:p>2025-12-04</text:p>
          </table:table-cell>
          <table:table-cell office:value-type="float" office:value="51028.42" calcext:value-type="float">
            <text:p>51028.42</text:p>
          </table:table-cell>
          <table:table-cell office:value-type="float" office:value="3398.21" calcext:value-type="float">
            <text:p>3398.21</text:p>
          </table:table-cell>
          <table:table-cell office:value-type="float" office:value="43027.57" calcext:value-type="float">
            <text:p>43027.5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5" calcext:value-type="date">
            <text:p>2025-12-05</text:p>
          </table:table-cell>
          <table:table-cell office:value-type="float" office:value="50491.87" calcext:value-type="float">
            <text:p>50491.87</text:p>
          </table:table-cell>
          <table:table-cell office:value-type="float" office:value="3362.56" calcext:value-type="float">
            <text:p>3362.56</text:p>
          </table:table-cell>
          <table:table-cell office:value-type="float" office:value="42576.57" calcext:value-type="float">
            <text:p>42576.5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8" calcext:value-type="date">
            <text:p>2025-12-08</text:p>
          </table:table-cell>
          <table:table-cell office:value-type="float" office:value="50581.94" calcext:value-type="float">
            <text:p>50581.94</text:p>
          </table:table-cell>
          <table:table-cell office:value-type="float" office:value="3384.31" calcext:value-type="float">
            <text:p>3384.31</text:p>
          </table:table-cell>
          <table:table-cell office:value-type="float" office:value="42995.24" calcext:value-type="float">
            <text:p>42995.2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9" calcext:value-type="date">
            <text:p>2025-12-09</text:p>
          </table:table-cell>
          <table:table-cell office:value-type="float" office:value="50655.1" calcext:value-type="float">
            <text:p>50655.10</text:p>
          </table:table-cell>
          <table:table-cell office:value-type="float" office:value="3384.92" calcext:value-type="float">
            <text:p>3384.92</text:p>
          </table:table-cell>
          <table:table-cell office:value-type="float" office:value="43019.23" calcext:value-type="float">
            <text:p>43019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10" calcext:value-type="date">
            <text:p>2025-12-10</text:p>
          </table:table-cell>
          <table:table-cell office:value-type="float" office:value="50602.8" calcext:value-type="float">
            <text:p>50602.80</text:p>
          </table:table-cell>
          <table:table-cell office:value-type="float" office:value="3389.02" calcext:value-type="float">
            <text:p>3389.02</text:p>
          </table:table-cell>
          <table:table-cell office:value-type="float" office:value="43198.15" calcext:value-type="float">
            <text:p>43198.1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11" calcext:value-type="date">
            <text:p>2025-12-11</text:p>
          </table:table-cell>
          <table:table-cell office:value-type="float" office:value="50148.82" calcext:value-type="float">
            <text:p>50148.82</text:p>
          </table:table-cell>
          <table:table-cell office:value-type="float" office:value="3357.24" calcext:value-type="float">
            <text:p>3357.24</text:p>
          </table:table-cell>
          <table:table-cell office:value-type="float" office:value="42781.47" calcext:value-type="float">
            <text:p>42781.4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12" calcext:value-type="date">
            <text:p>2025-12-12</text:p>
          </table:table-cell>
          <table:table-cell office:value-type="float" office:value="50836.55" calcext:value-type="float">
            <text:p>50836.55</text:p>
          </table:table-cell>
          <table:table-cell office:value-type="float" office:value="3423.83" calcext:value-type="float">
            <text:p>3423.83</text:p>
          </table:table-cell>
          <table:table-cell office:value-type="float" office:value="43477.67" calcext:value-type="float">
            <text:p>43477.6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15" calcext:value-type="date">
            <text:p>2025-12-15</text:p>
          </table:table-cell>
          <table:table-cell office:value-type="float" office:value="50168.11" calcext:value-type="float">
            <text:p>50168.11</text:p>
          </table:table-cell>
          <table:table-cell office:value-type="float" office:value="3431.47" calcext:value-type="float">
            <text:p>3431.47</text:p>
          </table:table-cell>
          <table:table-cell office:value-type="float" office:value="43576.62" calcext:value-type="float">
            <text:p>43576.6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16" calcext:value-type="date">
            <text:p>2025-12-16</text:p>
          </table:table-cell>
          <table:table-cell office:value-type="float" office:value="49383.29" calcext:value-type="float">
            <text:p>49383.29</text:p>
          </table:table-cell>
          <table:table-cell office:value-type="float" office:value="3370.5" calcext:value-type="float">
            <text:p>3370.50</text:p>
          </table:table-cell>
          <table:table-cell office:value-type="float" office:value="42905.4" calcext:value-type="float">
            <text:p>42905.4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17" calcext:value-type="date">
            <text:p>2025-12-17</text:p>
          </table:table-cell>
          <table:table-cell office:value-type="float" office:value="49512.28" calcext:value-type="float">
            <text:p>49512.28</text:p>
          </table:table-cell>
          <table:table-cell office:value-type="float" office:value="3369.39" calcext:value-type="float">
            <text:p>3369.39</text:p>
          </table:table-cell>
          <table:table-cell office:value-type="float" office:value="42845.87" calcext:value-type="float">
            <text:p>42845.8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18" calcext:value-type="date">
            <text:p>2025-12-18</text:p>
          </table:table-cell>
          <table:table-cell office:value-type="float" office:value="49001.5" calcext:value-type="float">
            <text:p>49001.50</text:p>
          </table:table-cell>
          <table:table-cell office:value-type="float" office:value="3356.89" calcext:value-type="float">
            <text:p>3356.89</text:p>
          </table:table-cell>
          <table:table-cell office:value-type="float" office:value="42818.82" calcext:value-type="float">
            <text:p>42818.82</text:p>
          </table:table-cell>
          <table:table-cell table:style-name="ce8" table:number-columns-repeated="16380"/>
        </table:table-row>
        <table:table-row table:style-name="ro2" table:number-rows-repeated="1048390">
          <table:table-cell table:number-columns-repeated="4"/>
          <table:table-cell table:style-name="ce8" table:number-columns-repeated="16380"/>
        </table:table-row>
        <table:table-row table:style-name="ro2">
          <table:table-cell table:number-columns-repeated="4"/>
          <table:table-cell table:style-name="ce8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00/00/00</text:date>, <text:time style:data-style-name="N2" text:time-value="16:50:45.77653895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3.2$Linux_X86_64 LibreOffice_project/580$Build-2</meta:generator>
    <dc:date>2025-12-18T17:16:23.762145935</dc:date>
    <meta:editing-duration>P1DT12H2S</meta:editing-duration>
    <meta:editing-cycles>409</meta:editing-cycles>
    <meta:document-statistic meta:table-count="1" meta:cell-count="740" meta:object-count="0"/>
  </office:meta>
</office:document-meta>
</file>